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e513" officeooo:paragraph-rsid="0014e513"/>
    </style:style>
    <style:style style:name="P2" style:family="paragraph" style:parent-style-name="Standard">
      <style:paragraph-properties fo:text-align="center" style:justify-single-word="false"/>
      <style:text-properties officeooo:rsid="0014e513" officeooo:paragraph-rsid="0014e513"/>
    </style:style>
    <style:style style:name="P3" style:family="paragraph" style:parent-style-name="Standard">
      <style:text-properties officeooo:rsid="0014e513" officeooo:paragraph-rsid="0014f73c"/>
    </style:style>
    <style:style style:name="P4" style:family="paragraph" style:parent-style-name="Standard">
      <style:text-properties officeooo:rsid="0014e513" officeooo:paragraph-rsid="0015f647"/>
    </style:style>
    <style:style style:name="P5" style:family="paragraph" style:parent-style-name="Standard">
      <style:text-properties officeooo:rsid="0014e513" officeooo:paragraph-rsid="00173b47"/>
    </style:style>
    <style:style style:name="P6" style:family="paragraph" style:parent-style-name="Standard">
      <style:text-properties officeooo:paragraph-rsid="0014f73c"/>
    </style:style>
    <style:style style:name="P7" style:family="paragraph" style:parent-style-name="Standard">
      <style:text-properties officeooo:rsid="0015f647" officeooo:paragraph-rsid="00173b47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Serif" fo:font-size="12pt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5f647"/>
    </style:style>
    <style:style style:name="T5" style:family="text">
      <style:text-properties style:text-position="0% 100%" style:font-name="LiberationSerif" fo:font-size="12pt"/>
    </style:style>
    <style:style style:name="T6" style:family="text">
      <style:text-properties style:text-position="0% 100%" style:font-name="LiberationSerif" fo:font-size="12pt" officeooo:rsid="0014e513"/>
    </style:style>
    <style:style style:name="T7" style:family="text">
      <style:text-properties style:text-position="0% 100%" officeooo:rsid="00173b47"/>
    </style:style>
    <style:style style:name="T8" style:family="text">
      <style:text-properties officeooo:rsid="0014f73c"/>
    </style:style>
    <style:style style:name="T9" style:family="text">
      <style:text-properties style:font-name="LiberationSerif" fo:font-size="12pt"/>
    </style:style>
    <style:style style:name="T10" style:family="text">
      <style:text-properties style:font-name="LiberationSerif" fo:font-size="12pt" officeooo:rsid="0014e513"/>
    </style:style>
    <style:style style:name="T11" style:family="text">
      <style:text-properties style:font-name="LiberationSerif" fo:font-size="12pt" officeooo:rsid="0014f73c"/>
    </style:style>
    <style:style style:name="T12" style:family="text">
      <style:text-properties style:font-name="LiberationSerif" fo:font-size="12pt" officeooo:rsid="00173b47"/>
    </style:style>
    <style:style style:name="T13" style:family="text">
      <style:text-properties officeooo:rsid="0015f647"/>
    </style:style>
    <style:style style:name="T14" style:family="text">
      <style:text-properties officeooo:rsid="00173b47"/>
    </style:style>
    <style:style style:name="T15" style:family="text">
      <style:text-properties officeooo:rsid="00183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istential <text:span text:style-name="T15">Path of<text:line-break/>Function </text:span>Composition</text:p>
      <text:p text:style-name="P2">by Sven Nilsen, 2017</text:p>
      <text:p text:style-name="P1"/>
      <text:p text:style-name="P1">Finding the existential path of function composition follows this rule:</text:p>
      <text:p text:style-name="P1"/>
      <text:p text:style-name="P1"><text:tab/>∃(f<text:span text:style-name="T1">0</text:span> · f<text:span text:style-name="T1">1</text:span>) &lt;=&gt; ∃f<text:span text:style-name="T1">0</text:span>{∃f<text:span text:style-name="T1">1</text:span>}</text:p>
      <text:p text:style-name="P1"/>
      <text:p text:style-name="P1">This is a shorthand version for:</text:p>
      <text:p text:style-name="P1"/>
      <text:p text:style-name="P1"><text:tab/>∃(f<text:span text:style-name="T1">0</text:span> · f<text:span text:style-name="T1">1</text:span>) &lt;=&gt; ∃f<text:span text:style-name="T1">0</text:span>{[∃f<text:span text:style-name="T1">1</text:span><text:span text:style-name="T3">] true</text:span>}</text:p>
      <text:p text:style-name="P1"/>
      <text:p text:style-name="P1">This means the function `f<text:span text:style-name="T1">0</text:span>` is constrained by the output of function `f<text:span text:style-name="T1">1</text:span>`.</text:p>
      <text:p text:style-name="P1"/>
      <text:p text:style-name="P5">For example, <text:span text:style-name="T14">for compositions of linear number sequences you get another number sequence.</text:span></text:p>
      <text:p text:style-name="P5"><text:span text:style-name="T14">Since the existential path of such sequences are known, one can derive the existential path of the function composition:</text:span></text:p>
      <text:p text:style-name="P7"/>
      <text:p text:style-name="P7"><text:tab/><text:span text:style-name="T14">sequence</text:span><text:span text:style-name="T9">(a</text:span><text:span text:style-name="T2">0</text:span><text:span text:style-name="T9">, b</text:span><text:span text:style-name="T2">0</text:span><text:span text:style-name="T9">) </text:span><text:span text:style-name="T10">· </text:span><text:span text:style-name="T9">sequence(a</text:span><text:span text:style-name="T2">1</text:span><text:span text:style-name="T9">, b</text:span><text:span text:style-name="T2">1</text:span><text:span text:style-name="T9">) </text:span><text:span text:style-name="T12">&lt;=&gt; </text:span><text:span text:style-name="T9">sequence(a</text:span><text:span text:style-name="T2">0</text:span><text:span text:style-name="T9"> + b</text:span><text:span text:style-name="T2">0</text:span><text:span text:style-name="T5"> </text:span><text:span text:style-name="T6">·</text:span><text:span text:style-name="T5"> a</text:span><text:span text:style-name="T2">1</text:span><text:span text:style-name="T9">, b</text:span><text:span text:style-name="T2">0</text:span><text:span text:style-name="T9"> </text:span><text:span text:style-name="T10">·</text:span><text:span text:style-name="T9"> b</text:span><text:span text:style-name="T2">1</text:span><text:span text:style-name="T9">)</text:span></text:p>
      <text:p text:style-name="P7"><text:span text:style-name="T9"><text:tab/></text:span><text:span text:style-name="T10">∃</text:span><text:span text:style-name="T9">sequence(a</text:span><text:span text:style-name="T2">0</text:span><text:span text:style-name="T9">, b</text:span><text:span text:style-name="T2">0</text:span><text:span text:style-name="T9">){</text:span><text:span text:style-name="T10">∃</text:span><text:span text:style-name="T9">sequence(a</text:span><text:span text:style-name="T2">1</text:span><text:span text:style-name="T9">, b</text:span><text:span text:style-name="T2">1</text:span><text:span text:style-name="T9">)} </text:span><text:span text:style-name="T12">&lt;=&gt; </text:span><text:span text:style-name="T10">∃</text:span><text:span text:style-name="T9">sequence(a</text:span><text:span text:style-name="T2">0</text:span><text:span text:style-name="T9"> + b</text:span><text:span text:style-name="T2">0</text:span><text:span text:style-name="T5"> </text:span><text:span text:style-name="T6">·</text:span><text:span text:style-name="T5"> a</text:span><text:span text:style-name="T2">1</text:span><text:span text:style-name="T9">, b</text:span><text:span text:style-name="T2">0</text:span><text:span text:style-name="T9"> </text:span><text:span text:style-name="T10">·</text:span><text:span text:style-name="T9"> b</text:span><text:span text:style-name="T2">1</text:span><text:span text:style-name="T9">)</text:span></text:p>
      <text:p text:style-name="P7"><text:span text:style-name="T9"><text:tab/></text:span><text:span text:style-name="T10">∃</text:span><text:span text:style-name="T9">sequence(a</text:span><text:span text:style-name="T2">0</text:span><text:span text:style-name="T9">, b</text:span><text:span text:style-name="T2">0</text:span><text:span text:style-name="T9">){</text:span><text:span text:style-name="T10">∃</text:span><text:span text:style-name="T9">sequence(a</text:span><text:span text:style-name="T2">1</text:span><text:span text:style-name="T9">, b</text:span><text:span text:style-name="T2">1</text:span><text:span text:style-name="T9">)} &lt;=&gt; linear(a</text:span><text:span text:style-name="T2">0</text:span><text:span text:style-name="T9"> + b</text:span><text:span text:style-name="T2">0</text:span><text:span text:style-name="T5"> </text:span><text:span text:style-name="T6">·</text:span><text:span text:style-name="T5"> a</text:span><text:span text:style-name="T2">1</text:span><text:span text:style-name="T9">, b</text:span><text:span text:style-name="T2">0</text:span><text:span text:style-name="T9"> </text:span><text:span text:style-name="T10">·</text:span><text:span text:style-name="T9"> b</text:span><text:span text:style-name="T2">1</text:span><text:span text:style-name="T9">)</text:span></text:p>
      <text:p text:style-name="P7"><text:span text:style-name="T9"/></text:p>
      <text:p text:style-name="P6"><text:span text:style-name="T8"><text:tab/></text:span>∃<text:span text:style-name="T9">sequence(a, b) &lt;=&gt; linear(a, b)</text:span></text:p>
      <text:p text:style-name="P6"><text:span text:style-name="T11"><text:tab/></text:span><text:span text:style-name="T9">sequence(a, b: (&gt; 0)) = \(x) = a + b </text:span><text:span text:style-name="T10">·</text:span><text:span text:style-name="T9"> x </text:span></text:p>
      <text:p text:style-name="P6"><text:span text:style-name="T8"><text:tab/></text:span><text:span text:style-name="T9">linear(a, b: (&gt; 0)) = \(x) = if x &lt; a { false } else { ((x – a) % b) == 0 }</text:span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2:10:41.662247000</meta:creation-date>
    <dc:date>2017-06-25T12:59:41.958749000</dc:date>
    <meta:editing-duration>PT5M47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5" meta:word-count="159" meta:character-count="870" meta:non-whitespace-character-count="716"/>
  </office:meta>
</office:document-meta>
</file>